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officeooo:rsid="00077136" officeooo:paragraph-rsid="00077136"/>
    </style:style>
    <style:style style:name="P2" style:family="paragraph" style:parent-style-name="Preformatted_20_Text">
      <style:text-properties fo:color="#000000" style:font-name="DejaVu Sans Mono" officeooo:rsid="00079a3c" officeooo:paragraph-rsid="00079a3c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DejaVu Sans Mono"/>
    </style:style>
    <style:style style:name="P6" style:family="paragraph" style:parent-style-name="Standard">
      <style:text-properties officeooo:rsid="00077136" officeooo:paragraph-rsid="00077136"/>
    </style:style>
    <style:style style:name="P7" style:family="paragraph" style:parent-style-name="Standard">
      <style:text-properties officeooo:rsid="00079a3c" officeooo:paragraph-rsid="00077136"/>
    </style:style>
    <style:style style:name="P8" style:family="paragraph" style:parent-style-name="Standard">
      <style:text-properties officeooo:rsid="00079a3c" officeooo:paragraph-rsid="00079a3c"/>
    </style:style>
    <style:style style:name="T1" style:family="text">
      <style:text-properties fo:color="#808000"/>
    </style:style>
    <style:style style:name="T2" style:family="text">
      <style:text-properties fo:color="#008000"/>
    </style:style>
    <style:style style:name="T3" style:family="text">
      <style:text-properties fo:color="#008000" fo:font-weight="bold"/>
    </style:style>
    <style:style style:name="T4" style:family="text">
      <style:text-properties fo:color="#008000" style:font-name="DejaVu Sans Mono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weight="bold"/>
    </style:style>
    <style:style style:name="T7" style:family="text">
      <style:text-properties fo:color="#008080"/>
    </style:style>
    <style:style style:name="T8" style:family="text">
      <style:text-properties fo:color="#008080" style:font-name="DejaVu Sans Mono"/>
    </style:style>
    <style:style style:name="T9" style:family="text">
      <style:text-properties fo:color="#808080"/>
    </style:style>
    <style:style style:name="T10" style:family="text">
      <style:text-properties fo:color="#808080" fo:font-style="italic"/>
    </style:style>
    <style:style style:name="T11" style:family="text">
      <style:text-properties fo:color="#808080" style:font-name="DejaVu Sans Mono" fo:font-style="italic"/>
    </style:style>
    <style:style style:name="T12" style:family="text">
      <style:text-properties style:font-name="DejaVu Sans Mono"/>
    </style:style>
    <style:style style:name="T13" style:family="text">
      <style:text-properties fo:color="#660e7a" style:font-name="DejaVu Sans Mono"/>
    </style:style>
    <style:style style:name="T14" style:family="text">
      <style:text-properties fo:color="#660e7a" style:font-name="DejaVu Sans Mono" fo:font-style="italic" fo:font-weight="bold"/>
    </style:style>
    <style:style style:name="T15" style:family="text">
      <style:text-properties fo:color="#371f80"/>
    </style:style>
    <style:style style:name="T16" style:family="text">
      <style:text-properties fo:color="#371f80" style:font-name="DejaVu Sans Mono"/>
    </style:style>
    <style:style style:name="T17" style:family="text">
      <style:text-properties fo:color="#0000ff"/>
    </style:style>
    <style:style style:name="T18" style:family="text">
      <style:text-properties fo:color="#0000ff" style:font-name="DejaVu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адание 1.</text:p>
      <text:p text:style-name="P1"><text:span text:style-name="T1">#include</text:span><text:span text:style-name="T2"> </text:span><text:span text:style-name="T3">&lt;iostream&gt;</text:span></text:p>
      <text:p text:style-name="P5"><text:span text:style-name="T1">#include</text:span><text:span text:style-name="T2"> </text:span><text:span text:style-name="T3">&lt;vector&gt;</text:span></text:p>
      <text:p text:style-name="P5"><text:span text:style-name="T1">#include</text:span><text:span text:style-name="T2"> </text:span><text:span text:style-name="T3">&lt;tuple&gt;</text:span></text:p>
      <text:p text:style-name="P5"><text:span text:style-name="T1">#include</text:span><text:span text:style-name="T2"> </text:span><text:span text:style-name="T3">&lt;deque&gt;</text:span></text:p>
      <text:p text:style-name="P5"><text:span text:style-name="T5">enum </text:span><text:span text:style-name="T7">ActionType </text:span>{ <text:span text:style-name="T10">// варианты операций</text:span></text:p>
      <text:p text:style-name="P4"><text:span text:style-name="T9"><text:s text:c="4"/></text:span><text:span text:style-name="T14">INSERT</text:span><text:span text:style-name="T12">,</text:span></text:p>
      <text:p text:style-name="P4"><text:s text:c="4"/><text:span text:style-name="T14">DELETE</text:span><text:span text:style-name="T12">,</text:span></text:p>
      <text:p text:style-name="P4"><text:s text:c="4"/><text:span text:style-name="T14">EDIT</text:span></text:p>
      <text:p text:style-name="P5">};</text:p>
      <text:p text:style-name="P5"><text:span text:style-name="T5">class </text:span><text:span text:style-name="T7">Action </text:span>{ <text:span text:style-name="T10">// объект, который будет хранить информацию об операции</text:span></text:p>
      <text:p text:style-name="P5"><text:span text:style-name="T5">public</text:span>:</text:p>
      <text:p text:style-name="P4"><text:s text:c="4"/><text:span text:style-name="T12">Action() {}</text:span></text:p>
      <text:p text:style-name="P4"><text:s text:c="4"/><text:span text:style-name="T12">Action(</text:span><text:span text:style-name="T8">ActionType </text:span><text:span text:style-name="T12">t, </text:span><text:span text:style-name="T6">int </text:span><text:span text:style-name="T12">p, </text:span><text:span text:style-name="T6">char </text:span><text:span text:style-name="T12">v) : </text:span><text:span text:style-name="T13">type</text:span><text:span text:style-name="T12">(t), </text:span><text:span text:style-name="T13">position</text:span><text:span text:style-name="T12">(p), </text:span><text:span text:style-name="T13">value</text:span><text:span text:style-name="T12">(v) {}</text:span></text:p>
      <text:p text:style-name="P4"><text:s text:c="4"/><text:span text:style-name="T6">void </text:span><text:span text:style-name="T12">print() { </text:span><text:span text:style-name="T11">// распечатка</text:span></text:p>
      <text:p text:style-name="P4"><text:span text:style-name="T9"><text:s text:c="8"/></text:span><text:span text:style-name="T6">switch </text:span><text:span text:style-name="T12">(</text:span><text:span text:style-name="T13">type</text:span><text:span text:style-name="T12">) {</text:span></text:p>
      <text:p text:style-name="P4"><text:s text:c="12"/><text:span text:style-name="T6">case </text:span><text:span text:style-name="T14">INSERT</text:span><text:span text:style-name="T12">:</text:span></text:p>
      <text:p text:style-name="P4"><text:s text:c="12"/><text:span text:style-name="T8">std</text:span><text:span text:style-name="T12">::cout </text:span><text:span text:style-name="T8">&lt;&lt; </text:span><text:span text:style-name="T4">"INSERT"</text:span><text:span text:style-name="T12">;</text:span></text:p>
      <text:p text:style-name="P4"><text:s text:c="16"/><text:span text:style-name="T6">break</text:span><text:span text:style-name="T12">;</text:span></text:p>
      <text:p text:style-name="P4"><text:s text:c="12"/><text:span text:style-name="T6">case </text:span><text:span text:style-name="T14">DELETE</text:span><text:span text:style-name="T12">:</text:span></text:p>
      <text:p text:style-name="P4"><text:s text:c="12"/><text:span text:style-name="T8">std</text:span><text:span text:style-name="T12">::cout </text:span><text:span text:style-name="T8">&lt;&lt; </text:span><text:span text:style-name="T4">"DELETE"</text:span><text:span text:style-name="T12">;</text:span></text:p>
      <text:p text:style-name="P4"><text:s text:c="16"/><text:span text:style-name="T6">break</text:span><text:span text:style-name="T12">;</text:span></text:p>
      <text:p text:style-name="P4"><text:s text:c="12"/><text:span text:style-name="T6">case </text:span><text:span text:style-name="T14">EDIT</text:span><text:span text:style-name="T12">:</text:span></text:p>
      <text:p text:style-name="P4"><text:s text:c="12"/><text:span text:style-name="T8">std</text:span><text:span text:style-name="T12">::cout </text:span><text:span text:style-name="T8">&lt;&lt; </text:span><text:span text:style-name="T4">"EDIT"</text:span><text:span text:style-name="T12">;</text:span></text:p>
      <text:p text:style-name="P4"><text:s text:c="16"/><text:span text:style-name="T6">break</text:span><text:span text:style-name="T12">;</text:span></text:p>
      <text:p text:style-name="P4"><text:s text:c="8"/><text:span text:style-name="T12">}</text:span></text:p>
      <text:p text:style-name="P4"><text:s text:c="8"/><text:span text:style-name="T8">std</text:span><text:span text:style-name="T12">::cout </text:span><text:span text:style-name="T8">&lt;&lt; </text:span><text:span text:style-name="T4">" " </text:span><text:span text:style-name="T8">&lt;&lt; </text:span><text:span text:style-name="T13">value </text:span><text:span text:style-name="T8">&lt;&lt; </text:span><text:span text:style-name="T4">" at position " </text:span><text:span text:style-name="T8">&lt;&lt; </text:span><text:span text:style-name="T13">position </text:span><text:span text:style-name="T8">&lt;&lt; std</text:span><text:span text:style-name="T12">::endl;</text:span></text:p>
      <text:p text:style-name="P4"><text:s text:c="4"/><text:span text:style-name="T12">}</text:span></text:p>
      <text:p text:style-name="P4"><text:s text:c="4"/><text:span text:style-name="T8">ActionType </text:span><text:span text:style-name="T13">type</text:span><text:span text:style-name="T12">; </text:span><text:span text:style-name="T11">// тип</text:span></text:p>
      <text:p text:style-name="P4"><text:span text:style-name="T9"><text:s text:c="4"/></text:span><text:span text:style-name="T6">int </text:span><text:span text:style-name="T13">position</text:span><text:span text:style-name="T12">; </text:span><text:span text:style-name="T11">// позиция изменения</text:span></text:p>
      <text:p text:style-name="P4"><text:span text:style-name="T9"><text:s text:c="4"/></text:span><text:span text:style-name="T6">char </text:span><text:span text:style-name="T13">value</text:span><text:span text:style-name="T12">; </text:span><text:span text:style-name="T11">// измененное значение</text:span></text:p>
      <text:p text:style-name="P5">};</text:p>
      <text:p text:style-name="P5"><text:span text:style-name="T7">std</text:span>::<text:span text:style-name="T7">tuple</text:span>&lt;<text:span text:style-name="T5">int</text:span>, <text:span text:style-name="T7">std</text:span>::<text:span text:style-name="T7">vector</text:span>&lt;<text:span text:style-name="T7">Action</text:span>&gt; &gt; Levenstain(<text:span text:style-name="T7">std</text:span>::<text:span text:style-name="T15">string </text:span>S1, <text:span text:style-name="T7">std</text:span>::<text:span text:style-name="T15">string </text:span>S2) {</text:p>
      <text:p text:style-name="P4"><text:s text:c="4"/><text:span text:style-name="T12">S1 </text:span><text:span text:style-name="T8">= </text:span><text:span text:style-name="T4">" " </text:span><text:span text:style-name="T8">+ </text:span><text:span text:style-name="T12">S1;</text:span></text:p>
      <text:p text:style-name="P4"><text:s text:c="4"/><text:span text:style-name="T12">S2 </text:span><text:span text:style-name="T8">= </text:span><text:span text:style-name="T4">" " </text:span><text:span text:style-name="T8">+ </text:span><text:span text:style-name="T12">S2;</text:span></text:p>
      <text:p text:style-name="P4"><text:s text:c="4"/><text:span text:style-name="T6">auto </text:span><text:span text:style-name="T12">minVal = [](</text:span><text:span text:style-name="T6">int </text:span><text:span text:style-name="T12">a, </text:span><text:span text:style-name="T6">int </text:span><text:span text:style-name="T12">b, </text:span><text:span text:style-name="T6">int </text:span><text:span text:style-name="T12">c) {</text:span><text:span text:style-name="T6">return </text:span><text:span text:style-name="T8">std</text:span><text:span text:style-name="T12">::min(a, </text:span><text:span text:style-name="T8">std</text:span><text:span text:style-name="T12">::min(b, c));}; </text:span><text:span text:style-name="T11">// минимум из трех</text:span></text:p>
      <text:p text:style-name="P4"><text:span text:style-name="T9"><text:s text:c="4"/></text:span><text:span text:style-name="T6">int </text:span><text:span text:style-name="T12">M = S1.size();</text:span></text:p>
      <text:p text:style-name="P4"><text:s text:c="4"/><text:span text:style-name="T6">int </text:span><text:span text:style-name="T12">N = S2.size();</text:span></text:p>
      <text:p text:style-name="P4"><text:s text:c="4"/><text:span text:style-name="T8">std</text:span><text:span text:style-name="T12">::</text:span><text:span text:style-name="T8">vector</text:span><text:span text:style-name="T12">&lt; </text:span><text:span text:style-name="T8">std</text:span><text:span text:style-name="T12">::</text:span><text:span text:style-name="T8">vector</text:span><text:span text:style-name="T12">&lt;</text:span><text:span text:style-name="T6">int</text:span><text:span text:style-name="T12">&gt; &gt; D(M+</text:span><text:span text:style-name="T18">1</text:span><text:span text:style-name="T12">, </text:span><text:span text:style-name="T8">std</text:span><text:span text:style-name="T12">::vector&lt;</text:span><text:span text:style-name="T6">int</text:span><text:span text:style-name="T12">&gt;(N+</text:span><text:span text:style-name="T18">1</text:span><text:span text:style-name="T12">)); </text:span><text:span text:style-name="T11">// матрица</text:span></text:p>
      <text:p text:style-name="P4"><text:span text:style-name="T9"><text:s text:c="4"/></text:span><text:span text:style-name="T12">D</text:span><text:span text:style-name="T8">[</text:span><text:span text:style-name="T18">0</text:span><text:span text:style-name="T8">][</text:span><text:span text:style-name="T18">0</text:span><text:span text:style-name="T8">] </text:span><text:span text:style-name="T12">= </text:span><text:span text:style-name="T18">0</text:span><text:span text:style-name="T12">;</text:span></text:p>
      <text:p text:style-name="P4"><text:s text:c="4"/><text:span text:style-name="T6">for</text:span><text:span text:style-name="T12">(</text:span><text:span text:style-name="T6">int </text:span><text:span text:style-name="T12">i = </text:span><text:span text:style-name="T18">0</text:span><text:span text:style-name="T12">; i &lt;= M; i++) D</text:span><text:span text:style-name="T8">[</text:span><text:span text:style-name="T12">i</text:span><text:span text:style-name="T8">][</text:span><text:span text:style-name="T18">0</text:span><text:span text:style-name="T8">] </text:span><text:span text:style-name="T12">= i;</text:span></text:p>
      <text:p text:style-name="P4"><text:s text:c="4"/><text:span text:style-name="T6">for</text:span><text:span text:style-name="T12">(</text:span><text:span text:style-name="T6">int </text:span><text:span text:style-name="T12">j = </text:span><text:span text:style-name="T18">0</text:span><text:span text:style-name="T12">; j &lt;= N; j++) D</text:span><text:span text:style-name="T8">[</text:span><text:span text:style-name="T18">0</text:span><text:span text:style-name="T8">][</text:span><text:span text:style-name="T12">j</text:span><text:span text:style-name="T8">] </text:span><text:span text:style-name="T12">= j;</text:span></text:p>
      <text:p text:style-name="P4"><text:s text:c="4"/><text:span text:style-name="T6">for</text:span><text:span text:style-name="T12">(</text:span><text:span text:style-name="T6">int </text:span><text:span text:style-name="T12">i = </text:span><text:span text:style-name="T18">1</text:span><text:span text:style-name="T12">; i &lt;= M; i++) {</text:span></text:p>
      <text:p text:style-name="P4"><text:s text:c="8"/><text:span text:style-name="T6">for</text:span><text:span text:style-name="T12">(</text:span><text:span text:style-name="T6">int </text:span><text:span text:style-name="T12">j = </text:span><text:span text:style-name="T18">1</text:span><text:span text:style-name="T12">; j &lt;= N; j++) {</text:span></text:p>
      <text:p text:style-name="P4"><text:s text:c="12"/><text:span text:style-name="T6">if</text:span><text:span text:style-name="T12">(S1</text:span><text:span text:style-name="T8">[</text:span><text:span text:style-name="T12">i</text:span><text:span text:style-name="T8">] </text:span><text:span text:style-name="T12">== S2</text:span><text:span text:style-name="T8">[</text:span><text:span text:style-name="T12">j</text:span><text:span text:style-name="T8">]</text:span><text:span text:style-name="T12">){</text:span></text:p>
      <text:p text:style-name="P4"><text:s text:c="16"/><text:span text:style-name="T12">D</text:span><text:span text:style-name="T8">[</text:span><text:span text:style-name="T12">i</text:span><text:span text:style-name="T8">][</text:span><text:span text:style-name="T12">j</text:span><text:span text:style-name="T8">] </text:span><text:span text:style-name="T12">= 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</text:span><text:span text:style-name="T12">;</text:span></text:p>
      <text:p text:style-name="P4"><text:s text:c="12"/><text:span text:style-name="T12">}</text:span></text:p>
      <text:p text:style-name="P4"><text:s text:c="12"/><text:span text:style-name="T6">else </text:span><text:span text:style-name="T12">{</text:span></text:p>
      <text:p text:style-name="P4"><text:s text:c="16"/><text:span text:style-name="T12">D</text:span><text:span text:style-name="T8">[</text:span><text:span text:style-name="T12">i</text:span><text:span text:style-name="T8">][</text:span><text:span text:style-name="T12">j</text:span><text:span text:style-name="T8">] </text:span><text:span text:style-name="T12">= minVal(</text:span></text:p>
      <text:p text:style-name="P4"><text:s text:c="24"/><text:span text:style-name="T12">D</text:span><text:span text:style-name="T8">[</text:span><text:span text:style-name="T12">i-</text:span><text:span text:style-name="T18">1</text:span><text:span text:style-name="T8">][</text:span><text:span text:style-name="T12">j</text:span><text:span text:style-name="T8">]</text:span><text:span text:style-name="T12">,</text:span></text:p>
      <text:p text:style-name="P4"><text:s text:c="24"/><text:span text:style-name="T12">D</text:span><text:span text:style-name="T8">[</text:span><text:span text:style-name="T12">i</text:span><text:span text:style-name="T8">][</text:span><text:span text:style-name="T12">j-</text:span><text:span text:style-name="T18">1</text:span><text:span text:style-name="T8">]</text:span><text:span text:style-name="T12">,</text:span></text:p>
      <text:p text:style-name="P4"><text:s text:c="24"/><text:span text:style-name="T12">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</text:span></text:p>
      <text:p text:style-name="P4"><text:span text:style-name="T7"><text:s text:c="16"/></text:span><text:span text:style-name="T12">) + </text:span><text:span text:style-name="T18">1</text:span><text:span text:style-name="T12">;</text:span></text:p>
      <text:p text:style-name="P4"><text:s text:c="12"/><text:span text:style-name="T12">}</text:span></text:p>
      <text:p text:style-name="P4"><text:s text:c="8"/><text:span text:style-name="T12">}</text:span></text:p>
      <text:p text:style-name="P4"><text:s text:c="4"/><text:span text:style-name="T12">}</text:span></text:p>
      <text:p text:style-name="P4"><text:s text:c="4"/><text:span text:style-name="T8">std</text:span><text:span text:style-name="T12">::</text:span><text:span text:style-name="T8">deque</text:span><text:span text:style-name="T12">&lt;</text:span><text:span text:style-name="T8">Action</text:span><text:span text:style-name="T12">&gt; actions;</text:span></text:p>
      <text:p text:style-name="P4"><text:soft-page-break/><text:s text:c="4"/><text:span text:style-name="T6">int </text:span><text:span text:style-name="T12">i = M;</text:span></text:p>
      <text:p text:style-name="P4"><text:s text:c="4"/><text:span text:style-name="T6">int </text:span><text:span text:style-name="T12">j = N;</text:span></text:p>
      <text:p text:style-name="P4"><text:s text:c="4"/><text:span text:style-name="T6">while</text:span><text:span text:style-name="T12">(i &gt; </text:span><text:span text:style-name="T18">0 </text:span><text:span text:style-name="T6">or </text:span><text:span text:style-name="T12">j &gt; </text:span><text:span text:style-name="T18">0</text:span><text:span text:style-name="T12">) {</text:span></text:p>
      <text:p text:style-name="P4"><text:s text:c="8"/><text:span text:style-name="T6">int </text:span><text:span text:style-name="T12">minimum = minVal(D</text:span><text:span text:style-name="T8">[</text:span><text:span text:style-name="T12">i-</text:span><text:span text:style-name="T18">1</text:span><text:span text:style-name="T8">][</text:span><text:span text:style-name="T12">j</text:span><text:span text:style-name="T8">]</text:span><text:span text:style-name="T12">, D</text:span><text:span text:style-name="T8">[</text:span><text:span text:style-name="T12">i</text:span><text:span text:style-name="T8">][</text:span><text:span text:style-name="T12">j-</text:span><text:span text:style-name="T18">1</text:span><text:span text:style-name="T8">]</text:span><text:span text:style-name="T12">, 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</text:span><text:span text:style-name="T12">); </text:span></text:p>
      <text:p text:style-name="P4"><text:s text:c="8"/><text:span text:style-name="T6">if</text:span><text:span text:style-name="T12">(minimum == D</text:span><text:span text:style-name="T8">[</text:span><text:span text:style-name="T12">i-</text:span><text:span text:style-name="T18">1</text:span><text:span text:style-name="T8">][</text:span><text:span text:style-name="T12">j</text:span><text:span text:style-name="T8">]</text:span><text:span text:style-name="T12">) { </text:span><text:span text:style-name="T11">// определяем по минимуму операцию и дальнейший план дейатвий</text:span></text:p>
      <text:p text:style-name="P4"><text:span text:style-name="T9"><text:s text:c="12"/></text:span><text:span text:style-name="T12">actions.push_front(Action(</text:span><text:span text:style-name="T14">DELETE</text:span><text:span text:style-name="T12">, i, S1</text:span><text:span text:style-name="T8">[</text:span><text:span text:style-name="T12">i</text:span><text:span text:style-name="T8">]</text:span><text:span text:style-name="T12">));</text:span></text:p>
      <text:p text:style-name="P4"><text:s text:c="12"/><text:span text:style-name="T12">i--;</text:span></text:p>
      <text:p text:style-name="P4"><text:s text:c="8"/><text:span text:style-name="T12">} </text:span><text:span text:style-name="T6">else if</text:span><text:span text:style-name="T12">(minimum == D</text:span><text:span text:style-name="T8">[</text:span><text:span text:style-name="T12">i</text:span><text:span text:style-name="T8">][</text:span><text:span text:style-name="T12">j-</text:span><text:span text:style-name="T18">1</text:span><text:span text:style-name="T8">]</text:span><text:span text:style-name="T12">) {</text:span></text:p>
      <text:p text:style-name="P4"><text:s text:c="12"/><text:span text:style-name="T12">actions.push_front(Action(</text:span><text:span text:style-name="T14">INSERT</text:span><text:span text:style-name="T12">, j, S2</text:span><text:span text:style-name="T8">[</text:span><text:span text:style-name="T12">j</text:span><text:span text:style-name="T8">]</text:span><text:span text:style-name="T12">));</text:span></text:p>
      <text:p text:style-name="P4"><text:s text:c="12"/><text:span text:style-name="T12">j--;</text:span></text:p>
      <text:p text:style-name="P4"><text:s text:c="8"/><text:span text:style-name="T12">} </text:span><text:span text:style-name="T6">else </text:span><text:span text:style-name="T12">{</text:span></text:p>
      <text:p text:style-name="P4"><text:s text:c="12"/><text:span text:style-name="T6">if</text:span><text:span text:style-name="T12">(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 </text:span><text:span text:style-name="T12">!= D</text:span><text:span text:style-name="T8">[</text:span><text:span text:style-name="T12">i</text:span><text:span text:style-name="T8">][</text:span><text:span text:style-name="T12">j</text:span><text:span text:style-name="T8">]</text:span><text:span text:style-name="T12">) {</text:span></text:p>
      <text:p text:style-name="P4"><text:s text:c="16"/><text:span text:style-name="T12">actions.push_front(Action(</text:span><text:span text:style-name="T14">EDIT</text:span><text:span text:style-name="T12">, i, S2</text:span><text:span text:style-name="T8">[</text:span><text:span text:style-name="T12">j</text:span><text:span text:style-name="T8">]</text:span><text:span text:style-name="T12">));</text:span></text:p>
      <text:p text:style-name="P4"><text:s text:c="12"/><text:span text:style-name="T12">}</text:span></text:p>
      <text:p text:style-name="P4"><text:s text:c="12"/><text:span text:style-name="T12">j--;</text:span></text:p>
      <text:p text:style-name="P4"><text:s text:c="12"/><text:span text:style-name="T12">i--;</text:span></text:p>
      <text:p text:style-name="P4"><text:s text:c="8"/><text:span text:style-name="T12">}</text:span></text:p>
      <text:p text:style-name="P4"><text:s text:c="4"/><text:span text:style-name="T12">}</text:span></text:p>
      <text:p text:style-name="P4"><text:s text:c="4"/><text:span text:style-name="T6">return </text:span><text:span text:style-name="T8">std</text:span><text:span text:style-name="T12">::make_tuple(D</text:span><text:span text:style-name="T8">[</text:span><text:span text:style-name="T12">M</text:span><text:span text:style-name="T8">][</text:span><text:span text:style-name="T12">N</text:span><text:span text:style-name="T8">]</text:span><text:span text:style-name="T12">, </text:span><text:span text:style-name="T8">std</text:span><text:span text:style-name="T12">::vector&lt;</text:span><text:span text:style-name="T8">Action</text:span><text:span text:style-name="T12">&gt;(actions.begin(), actions.end()));</text:span></text:p>
      <text:p text:style-name="P5">}</text:p>
      <text:p text:style-name="P5"><text:span text:style-name="T5">int </text:span>main() {</text:p>
      <text:p text:style-name="P4"><text:s text:c="4"/><text:span text:style-name="T8">std</text:span><text:span text:style-name="T12">::</text:span><text:span text:style-name="T8">vector</text:span><text:span text:style-name="T12">&lt;</text:span><text:span text:style-name="T8">Action</text:span><text:span text:style-name="T12">&gt; acts;</text:span></text:p>
      <text:p text:style-name="P4"><text:s text:c="4"/><text:span text:style-name="T6">int </text:span><text:span text:style-name="T12">lev;</text:span></text:p>
      <text:p text:style-name="P4"><text:s text:c="4"/><text:span text:style-name="T8">std</text:span><text:span text:style-name="T12">::tie(lev, acts) </text:span><text:span text:style-name="T8">= </text:span><text:span text:style-name="T12">Levenstain(</text:span><text:span text:style-name="T4">"Hello"</text:span><text:span text:style-name="T12">, </text:span><text:span text:style-name="T4">"Lehho"</text:span><text:span text:style-name="T12">);</text:span></text:p>
      <text:p text:style-name="P4"><text:s text:c="4"/><text:span text:style-name="T6">for</text:span><text:span text:style-name="T12">(</text:span><text:span text:style-name="T6">auto </text:span><text:span text:style-name="T12">e : acts) e.print();</text:span></text:p>
      <text:p text:style-name="P4"><text:s text:c="4"/><text:span text:style-name="T8">std</text:span><text:span text:style-name="T12">::cout </text:span><text:span text:style-name="T8">&lt;&lt; std</text:span><text:span text:style-name="T12">::endl;</text:span></text:p>
      <text:p text:style-name="P4"><text:s text:c="4"/><text:span text:style-name="T8">std</text:span><text:span text:style-name="T12">::tie(lev, acts) </text:span><text:span text:style-name="T8">= </text:span><text:span text:style-name="T12">Levenstain(</text:span><text:span text:style-name="T4">"POLYNOMIAL"</text:span><text:span text:style-name="T12">, </text:span><text:span text:style-name="T4">"EXPONENTIAL"</text:span><text:span text:style-name="T12">);</text:span></text:p>
      <text:p text:style-name="P4"><text:s text:c="4"/><text:span text:style-name="T6">for</text:span><text:span text:style-name="T12">(</text:span><text:span text:style-name="T6">auto </text:span><text:span text:style-name="T12">e : acts) e.print();</text:span></text:p>
      <text:p text:style-name="P4"><text:s text:c="4"/><text:span text:style-name="T6">return </text:span><text:span text:style-name="T18">0</text:span><text:span text:style-name="T12">;</text:span></text:p>
      <text:p text:style-name="P3">}</text:p>
      <text:p text:style-name="P7"/>
      <text:p text:style-name="P8">Задание 2.</text:p>
      <text:p text:style-name="P8"><text:tab/>Также как и в первом задании будем восстанавливать количество операций. Однако теперь добавим еще переход в D[i-2][j-2], который бы означал применение транспозиции.</text:p>
      <text:p text:style-name="P8"/>
      <text:p text:style-name="P8"><text:tab/>Далее остается только сверится с заданными в задании условиями.</text:p>
      <text:p text:style-name="P8"/>
      <text:p text:style-name="P2"><text:span text:style-name="T5">int </text:span>main() {</text:p>
      <text:p text:style-name="P4"><text:s text:c="4"/><text:span text:style-name="T8">std</text:span><text:span text:style-name="T12">::</text:span><text:span text:style-name="T16">string </text:span><text:span text:style-name="T12">password, attempt;</text:span></text:p>
      <text:p text:style-name="P4"><text:s text:c="4"/><text:span text:style-name="T8">std</text:span><text:span text:style-name="T12">::cin </text:span><text:span text:style-name="T8">&gt;&gt; </text:span><text:span text:style-name="T12">password </text:span><text:span text:style-name="T8">&gt;&gt; </text:span><text:span text:style-name="T12">attempt;</text:span></text:p>
      <text:p text:style-name="P4"><text:s text:c="4"/><text:span text:style-name="T8">std</text:span><text:span text:style-name="T12">::</text:span><text:span text:style-name="T16">string </text:span><text:span text:style-name="T12">S1 = </text:span><text:span text:style-name="T4">" <text:s/>" </text:span><text:span text:style-name="T8">+ </text:span><text:span text:style-name="T12">attempt, S2 = </text:span><text:span text:style-name="T4">" <text:s/>" </text:span><text:span text:style-name="T8">+ </text:span><text:span text:style-name="T12">password;</text:span></text:p>
      <text:p text:style-name="P4"><text:s text:c="4"/><text:span text:style-name="T6">auto </text:span><text:span text:style-name="T12">minVal3 = [](</text:span><text:span text:style-name="T6">int </text:span><text:span text:style-name="T12">a, </text:span><text:span text:style-name="T6">int </text:span><text:span text:style-name="T12">b, </text:span><text:span text:style-name="T6">int </text:span><text:span text:style-name="T12">c) {</text:span><text:span text:style-name="T6">return </text:span><text:span text:style-name="T8">std</text:span><text:span text:style-name="T12">::min(a, </text:span><text:span text:style-name="T8">std</text:span><text:span text:style-name="T12">::min(b, c));}; </text:span><text:span text:style-name="T11">// минимум из трех</text:span></text:p>
      <text:p text:style-name="P4"><text:span text:style-name="T9"><text:s text:c="4"/></text:span><text:span text:style-name="T6">auto </text:span><text:span text:style-name="T12">minVal4 = [](</text:span><text:span text:style-name="T6">int </text:span><text:span text:style-name="T12">a, </text:span><text:span text:style-name="T6">int </text:span><text:span text:style-name="T12">b, </text:span><text:span text:style-name="T6">int </text:span><text:span text:style-name="T12">c, </text:span><text:span text:style-name="T6">int </text:span><text:span text:style-name="T12">d) {</text:span><text:span text:style-name="T6">return </text:span><text:span text:style-name="T8">std</text:span><text:span text:style-name="T12">::min(</text:span><text:span text:style-name="T8">std</text:span><text:span text:style-name="T12">::min(a, b), </text:span><text:span text:style-name="T8">std</text:span><text:span text:style-name="T12">::min(c, d));}; </text:span><text:span text:style-name="T11">// из четырех</text:span></text:p>
      <text:p text:style-name="P4"><text:span text:style-name="T9"><text:s text:c="4"/></text:span><text:span text:style-name="T6">int </text:span><text:span text:style-name="T12">M = S1.size();</text:span></text:p>
      <text:p text:style-name="P4"><text:s text:c="4"/><text:span text:style-name="T6">int </text:span><text:span text:style-name="T12">N = S2.size();</text:span></text:p>
      <text:p text:style-name="P4"><text:s text:c="4"/><text:span text:style-name="T8">std</text:span><text:span text:style-name="T12">::</text:span><text:span text:style-name="T8">vector</text:span><text:span text:style-name="T12">&lt; </text:span><text:span text:style-name="T8">std</text:span><text:span text:style-name="T12">::</text:span><text:span text:style-name="T8">vector</text:span><text:span text:style-name="T12">&lt;</text:span><text:span text:style-name="T6">int</text:span><text:span text:style-name="T12">&gt; &gt; D(M+</text:span><text:span text:style-name="T18">1</text:span><text:span text:style-name="T12">, </text:span><text:span text:style-name="T8">std</text:span><text:span text:style-name="T12">::vector&lt;</text:span><text:span text:style-name="T6">int</text:span><text:span text:style-name="T12">&gt;(N+</text:span><text:span text:style-name="T18">1</text:span><text:span text:style-name="T12">)); </text:span><text:span text:style-name="T11">// матрица</text:span></text:p>
      <text:p text:style-name="P4"><text:span text:style-name="T9"><text:s text:c="4"/></text:span><text:span text:style-name="T12">D</text:span><text:span text:style-name="T8">[</text:span><text:span text:style-name="T18">0</text:span><text:span text:style-name="T8">][</text:span><text:span text:style-name="T18">0</text:span><text:span text:style-name="T8">] </text:span><text:span text:style-name="T12">= </text:span><text:span text:style-name="T18">0</text:span><text:span text:style-name="T12">;</text:span></text:p>
      <text:p text:style-name="P4"><text:s text:c="4"/><text:span text:style-name="T6">for</text:span><text:span text:style-name="T12">(</text:span><text:span text:style-name="T6">int </text:span><text:span text:style-name="T12">i = </text:span><text:span text:style-name="T18">0</text:span><text:span text:style-name="T12">; i &lt;= M; i++) D</text:span><text:span text:style-name="T8">[</text:span><text:span text:style-name="T12">i</text:span><text:span text:style-name="T8">][</text:span><text:span text:style-name="T18">0</text:span><text:span text:style-name="T8">] </text:span><text:span text:style-name="T12">= i;</text:span></text:p>
      <text:p text:style-name="P4"><text:s text:c="4"/><text:span text:style-name="T6">for</text:span><text:span text:style-name="T12">(</text:span><text:span text:style-name="T6">int </text:span><text:span text:style-name="T12">j = </text:span><text:span text:style-name="T18">0</text:span><text:span text:style-name="T12">; j &lt;= N; j++) D</text:span><text:span text:style-name="T8">[</text:span><text:span text:style-name="T18">0</text:span><text:span text:style-name="T8">][</text:span><text:span text:style-name="T12">j</text:span><text:span text:style-name="T8">] </text:span><text:span text:style-name="T12">= j;</text:span></text:p>
      <text:p text:style-name="P4"><text:s text:c="4"/><text:span text:style-name="T6">for</text:span><text:span text:style-name="T12">(</text:span><text:span text:style-name="T6">int </text:span><text:span text:style-name="T12">i = </text:span><text:span text:style-name="T18">1</text:span><text:span text:style-name="T12">; i &lt;= M; i++) {</text:span></text:p>
      <text:p text:style-name="P4"><text:s text:c="8"/><text:span text:style-name="T6">for</text:span><text:span text:style-name="T12">(</text:span><text:span text:style-name="T6">int </text:span><text:span text:style-name="T12">j = </text:span><text:span text:style-name="T18">1</text:span><text:span text:style-name="T12">; j &lt;= N; j++) {</text:span></text:p>
      <text:p text:style-name="P4"><text:s text:c="12"/><text:span text:style-name="T6">if</text:span><text:span text:style-name="T12">(i &gt; </text:span><text:span text:style-name="T18">1 </text:span><text:span text:style-name="T6">and </text:span><text:span text:style-name="T12">j &gt; </text:span><text:span text:style-name="T18">1 </text:span><text:span text:style-name="T6">and </text:span><text:span text:style-name="T12">S1</text:span><text:span text:style-name="T8">[</text:span><text:span text:style-name="T12">i-</text:span><text:span text:style-name="T18">1</text:span><text:span text:style-name="T8">] </text:span><text:span text:style-name="T12">== S2</text:span><text:span text:style-name="T8">[</text:span><text:span text:style-name="T12">j</text:span><text:span text:style-name="T8">] </text:span><text:span text:style-name="T6">and </text:span><text:span text:style-name="T12">S1</text:span><text:span text:style-name="T8">[</text:span><text:span text:style-name="T12">i</text:span><text:span text:style-name="T8">] </text:span><text:span text:style-name="T12">== S2</text:span><text:span text:style-name="T8">[</text:span><text:span text:style-name="T12">j-</text:span><text:span text:style-name="T18">1</text:span><text:span text:style-name="T8">]</text:span><text:span text:style-name="T12">) { </text:span><text:span text:style-name="T11">// возможна транспозиция</text:span></text:p>
      <text:p text:style-name="P4"><text:soft-page-break/><text:span text:style-name="T9"><text:s text:c="16"/></text:span><text:span text:style-name="T12">D</text:span><text:span text:style-name="T8">[</text:span><text:span text:style-name="T12">i</text:span><text:span text:style-name="T8">][</text:span><text:span text:style-name="T12">j</text:span><text:span text:style-name="T8">] </text:span><text:span text:style-name="T12">= minVal4(</text:span></text:p>
      <text:p text:style-name="P4"><text:s text:c="24"/><text:span text:style-name="T12">D</text:span><text:span text:style-name="T8">[</text:span><text:span text:style-name="T12">i-</text:span><text:span text:style-name="T18">1</text:span><text:span text:style-name="T8">][</text:span><text:span text:style-name="T12">j</text:span><text:span text:style-name="T8">] </text:span><text:span text:style-name="T12">+ </text:span><text:span text:style-name="T18">1</text:span><text:span text:style-name="T12">,</text:span></text:p>
      <text:p text:style-name="P4"><text:s text:c="24"/><text:span text:style-name="T12">D</text:span><text:span text:style-name="T8">[</text:span><text:span text:style-name="T12">i</text:span><text:span text:style-name="T8">][</text:span><text:span text:style-name="T12">j-</text:span><text:span text:style-name="T18">1</text:span><text:span text:style-name="T8">] </text:span><text:span text:style-name="T12">+ </text:span><text:span text:style-name="T18">1</text:span><text:span text:style-name="T12">,</text:span></text:p>
      <text:p text:style-name="P4"><text:s text:c="24"/><text:span text:style-name="T12">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 </text:span><text:span text:style-name="T12">+ (</text:span><text:span text:style-name="T6">int</text:span><text:span text:style-name="T12">)(S1</text:span><text:span text:style-name="T8">[</text:span><text:span text:style-name="T12">i</text:span><text:span text:style-name="T8">] </text:span><text:span text:style-name="T12">!= S2</text:span><text:span text:style-name="T8">[</text:span><text:span text:style-name="T12">j</text:span><text:span text:style-name="T8">]</text:span><text:span text:style-name="T12">), </text:span><text:span text:style-name="T11">// добавим 1 операцию, если не совпали и нужно заменить</text:span></text:p>
      <text:p text:style-name="P4"><text:span text:style-name="T9"><text:s text:c="24"/></text:span><text:span text:style-name="T12">D</text:span><text:span text:style-name="T8">[</text:span><text:span text:style-name="T12">i-</text:span><text:span text:style-name="T18">2</text:span><text:span text:style-name="T8">][</text:span><text:span text:style-name="T12">j-</text:span><text:span text:style-name="T18">2</text:span><text:span text:style-name="T8">] </text:span><text:span text:style-name="T12">+ </text:span><text:span text:style-name="T18">1</text:span></text:p>
      <text:p text:style-name="P4"><text:span text:style-name="T17"><text:s text:c="16"/></text:span><text:span text:style-name="T12">);</text:span></text:p>
      <text:p text:style-name="P4"><text:s text:c="12"/><text:span text:style-name="T12">} </text:span><text:span text:style-name="T6">else </text:span><text:span text:style-name="T12">{ </text:span><text:span text:style-name="T11">// классический левенштейн</text:span></text:p>
      <text:p text:style-name="P4"><text:span text:style-name="T9"><text:s text:c="16"/></text:span><text:span text:style-name="T6">if</text:span><text:span text:style-name="T12">(S1</text:span><text:span text:style-name="T8">[</text:span><text:span text:style-name="T12">i</text:span><text:span text:style-name="T8">] </text:span><text:span text:style-name="T12">== S2</text:span><text:span text:style-name="T8">[</text:span><text:span text:style-name="T12">j</text:span><text:span text:style-name="T8">]</text:span><text:span text:style-name="T12">){</text:span></text:p>
      <text:p text:style-name="P4"><text:s text:c="20"/><text:span text:style-name="T12">D</text:span><text:span text:style-name="T8">[</text:span><text:span text:style-name="T12">i</text:span><text:span text:style-name="T8">][</text:span><text:span text:style-name="T12">j</text:span><text:span text:style-name="T8">] </text:span><text:span text:style-name="T12">= 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</text:span><text:span text:style-name="T12">;</text:span></text:p>
      <text:p text:style-name="P4"><text:s text:c="16"/><text:span text:style-name="T12">}</text:span></text:p>
      <text:p text:style-name="P4"><text:s text:c="16"/><text:span text:style-name="T6">else </text:span><text:span text:style-name="T12">{</text:span></text:p>
      <text:p text:style-name="P4"><text:s text:c="20"/><text:span text:style-name="T12">D</text:span><text:span text:style-name="T8">[</text:span><text:span text:style-name="T12">i</text:span><text:span text:style-name="T8">][</text:span><text:span text:style-name="T12">j</text:span><text:span text:style-name="T8">] </text:span><text:span text:style-name="T12">= minVal3(</text:span></text:p>
      <text:p text:style-name="P4"><text:s text:c="28"/><text:span text:style-name="T12">D</text:span><text:span text:style-name="T8">[</text:span><text:span text:style-name="T12">i-</text:span><text:span text:style-name="T18">1</text:span><text:span text:style-name="T8">][</text:span><text:span text:style-name="T12">j</text:span><text:span text:style-name="T8">]</text:span><text:span text:style-name="T12">,</text:span></text:p>
      <text:p text:style-name="P4"><text:s text:c="28"/><text:span text:style-name="T12">D</text:span><text:span text:style-name="T8">[</text:span><text:span text:style-name="T12">i</text:span><text:span text:style-name="T8">][</text:span><text:span text:style-name="T12">j-</text:span><text:span text:style-name="T18">1</text:span><text:span text:style-name="T8">]</text:span><text:span text:style-name="T12">,</text:span></text:p>
      <text:p text:style-name="P4"><text:s text:c="28"/><text:span text:style-name="T12">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</text:span></text:p>
      <text:p text:style-name="P4"><text:span text:style-name="T7"><text:s text:c="20"/></text:span><text:span text:style-name="T12">) + </text:span><text:span text:style-name="T18">1</text:span><text:span text:style-name="T12">;</text:span></text:p>
      <text:p text:style-name="P4"><text:s text:c="16"/><text:span text:style-name="T12">}</text:span></text:p>
      <text:p text:style-name="P4"><text:s text:c="12"/><text:span text:style-name="T12">}</text:span></text:p>
      <text:p text:style-name="P4"><text:s text:c="8"/><text:span text:style-name="T12">}</text:span></text:p>
      <text:p text:style-name="P4"><text:s text:c="4"/><text:span text:style-name="T12">}</text:span></text:p>
      <text:p text:style-name="P4"><text:s text:c="4"/><text:span text:style-name="T6">int </text:span><text:span text:style-name="T12">i = M;</text:span></text:p>
      <text:p text:style-name="P4"><text:s text:c="4"/><text:span text:style-name="T6">int </text:span><text:span text:style-name="T12">j = N;</text:span></text:p>
      <text:p text:style-name="P4"><text:s text:c="4"/><text:span text:style-name="T6">int </text:span><text:span text:style-name="T12">deleted = </text:span><text:span text:style-name="T18">0</text:span><text:span text:style-name="T12">, inserted = </text:span><text:span text:style-name="T18">0</text:span><text:span text:style-name="T12">, edited = </text:span><text:span text:style-name="T18">0</text:span><text:span text:style-name="T12">, transposed = </text:span><text:span text:style-name="T18">0</text:span><text:span text:style-name="T12">;</text:span></text:p>
      <text:p text:style-name="P4"><text:s text:c="4"/><text:span text:style-name="T6">while</text:span><text:span text:style-name="T12">(i &gt; </text:span><text:span text:style-name="T18">1 </text:span><text:span text:style-name="T6">or </text:span><text:span text:style-name="T12">j &gt; </text:span><text:span text:style-name="T18">1</text:span><text:span text:style-name="T12">) {</text:span></text:p>
      <text:p text:style-name="P4"><text:s text:c="8"/><text:span text:style-name="T6">int </text:span><text:span text:style-name="T12">minimum = minVal4(D</text:span><text:span text:style-name="T8">[</text:span><text:span text:style-name="T12">i-</text:span><text:span text:style-name="T18">1</text:span><text:span text:style-name="T8">][</text:span><text:span text:style-name="T12">j</text:span><text:span text:style-name="T8">]</text:span><text:span text:style-name="T12">, D</text:span><text:span text:style-name="T8">[</text:span><text:span text:style-name="T12">i</text:span><text:span text:style-name="T8">][</text:span><text:span text:style-name="T12">j-</text:span><text:span text:style-name="T18">1</text:span><text:span text:style-name="T8">]</text:span><text:span text:style-name="T12">, 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</text:span><text:span text:style-name="T12">, D</text:span><text:span text:style-name="T8">[</text:span><text:span text:style-name="T12">i-</text:span><text:span text:style-name="T18">2</text:span><text:span text:style-name="T8">][</text:span><text:span text:style-name="T12">j-</text:span><text:span text:style-name="T18">2</text:span><text:span text:style-name="T8">]</text:span><text:span text:style-name="T12">);</text:span></text:p>
      <text:p text:style-name="P4"><text:s text:c="8"/><text:span text:style-name="T6">if</text:span><text:span text:style-name="T12">(minimum == D</text:span><text:span text:style-name="T8">[</text:span><text:span text:style-name="T12">i-</text:span><text:span text:style-name="T18">1</text:span><text:span text:style-name="T8">][</text:span><text:span text:style-name="T12">j</text:span><text:span text:style-name="T8">]</text:span><text:span text:style-name="T12">) { </text:span><text:span text:style-name="T11">// определяем по минимуму операцию и дальнейший план дейатвий</text:span></text:p>
      <text:p text:style-name="P4"><text:span text:style-name="T9"><text:s text:c="12"/></text:span><text:span text:style-name="T12">deleted++;</text:span></text:p>
      <text:p text:style-name="P4"><text:s text:c="12"/><text:span text:style-name="T12">i--;</text:span></text:p>
      <text:p text:style-name="P4"><text:s text:c="8"/><text:span text:style-name="T12">} </text:span><text:span text:style-name="T6">else if</text:span><text:span text:style-name="T12">(minimum == D</text:span><text:span text:style-name="T8">[</text:span><text:span text:style-name="T12">i</text:span><text:span text:style-name="T8">][</text:span><text:span text:style-name="T12">j-</text:span><text:span text:style-name="T18">1</text:span><text:span text:style-name="T8">]</text:span><text:span text:style-name="T12">) {</text:span></text:p>
      <text:p text:style-name="P4"><text:s text:c="12"/><text:span text:style-name="T12">inserted++;</text:span></text:p>
      <text:p text:style-name="P4"><text:s text:c="12"/><text:span text:style-name="T12">j--;</text:span></text:p>
      <text:p text:style-name="P4"><text:s text:c="8"/><text:span text:style-name="T12">} </text:span><text:span text:style-name="T6">else if</text:span><text:span text:style-name="T12">(minimum == 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</text:span><text:span text:style-name="T12">){</text:span></text:p>
      <text:p text:style-name="P4"><text:s text:c="12"/><text:span text:style-name="T6">if</text:span><text:span text:style-name="T12">(D</text:span><text:span text:style-name="T8">[</text:span><text:span text:style-name="T12">i-</text:span><text:span text:style-name="T18">1</text:span><text:span text:style-name="T8">][</text:span><text:span text:style-name="T12">j-</text:span><text:span text:style-name="T18">1</text:span><text:span text:style-name="T8">] </text:span><text:span text:style-name="T12">!= D</text:span><text:span text:style-name="T8">[</text:span><text:span text:style-name="T12">i</text:span><text:span text:style-name="T8">][</text:span><text:span text:style-name="T12">j</text:span><text:span text:style-name="T8">]</text:span><text:span text:style-name="T12">) {</text:span></text:p>
      <text:p text:style-name="P4"><text:s text:c="16"/><text:span text:style-name="T12">edited++;</text:span></text:p>
      <text:p text:style-name="P4"><text:s text:c="12"/><text:span text:style-name="T12">}</text:span></text:p>
      <text:p text:style-name="P4"><text:s text:c="12"/><text:span text:style-name="T12">j--;</text:span></text:p>
      <text:p text:style-name="P4"><text:s text:c="12"/><text:span text:style-name="T12">i--;</text:span></text:p>
      <text:p text:style-name="P4"><text:s text:c="8"/><text:span text:style-name="T12">} </text:span><text:span text:style-name="T6">else </text:span><text:span text:style-name="T12">{</text:span></text:p>
      <text:p text:style-name="P4"><text:s text:c="12"/><text:span text:style-name="T12">transposed++;</text:span></text:p>
      <text:p text:style-name="P4"><text:s text:c="12"/><text:span text:style-name="T12">i-=</text:span><text:span text:style-name="T18">2</text:span><text:span text:style-name="T12">;</text:span></text:p>
      <text:p text:style-name="P4"><text:s text:c="12"/><text:span text:style-name="T12">j-=</text:span><text:span text:style-name="T18">2</text:span><text:span text:style-name="T12">;</text:span></text:p>
      <text:p text:style-name="P4"><text:s text:c="8"/><text:span text:style-name="T12">}</text:span></text:p>
      <text:p text:style-name="P4"><text:s text:c="4"/><text:span text:style-name="T12">}</text:span></text:p>
      <text:p text:style-name="P4"><text:s text:c="4"/><text:span text:style-name="T6">if</text:span><text:span text:style-name="T12">(attempt.size() &lt; </text:span><text:span text:style-name="T18">7</text:span><text:span text:style-name="T12">) {</text:span></text:p>
      <text:p text:style-name="P4"><text:s text:c="8"/><text:span text:style-name="T6">if</text:span><text:span text:style-name="T12">(deleted + inserted + edited &lt;= </text:span><text:span text:style-name="T18">1 </text:span><text:span text:style-name="T6">and </text:span><text:span text:style-name="T12">transposed &lt;= </text:span><text:span text:style-name="T18">1</text:span><text:span text:style-name="T12">) {</text:span></text:p>
      <text:p text:style-name="P4"><text:s text:c="12"/><text:span text:style-name="T8">std</text:span><text:span text:style-name="T12">::cout </text:span><text:span text:style-name="T8">&lt;&lt; </text:span><text:span text:style-name="T4">"ACCESS ALLOWED" </text:span><text:span text:style-name="T8">&lt;&lt; std</text:span><text:span text:style-name="T12">::endl;</text:span></text:p>
      <text:p text:style-name="P4"><text:s text:c="8"/><text:span text:style-name="T12">} </text:span><text:span text:style-name="T6">else </text:span><text:span text:style-name="T12">{</text:span></text:p>
      <text:p text:style-name="P4"><text:s text:c="12"/><text:span text:style-name="T8">std</text:span><text:span text:style-name="T12">::cout </text:span><text:span text:style-name="T8">&lt;&lt; </text:span><text:span text:style-name="T4">"ACCESS DENIED" </text:span><text:span text:style-name="T8">&lt;&lt; std</text:span><text:span text:style-name="T12">::endl;</text:span></text:p>
      <text:p text:style-name="P4"><text:s text:c="8"/><text:span text:style-name="T12">}</text:span></text:p>
      <text:p text:style-name="P4"><text:s text:c="4"/><text:span text:style-name="T12">} </text:span><text:span text:style-name="T6">else </text:span><text:span text:style-name="T12">{</text:span></text:p>
      <text:p text:style-name="P4"><text:s text:c="8"/><text:span text:style-name="T6">if</text:span><text:span text:style-name="T12">(deleted + inserted + edited &lt;= </text:span><text:span text:style-name="T18">2 </text:span><text:span text:style-name="T6">and </text:span><text:span text:style-name="T12">transposed &lt;= </text:span><text:span text:style-name="T18">3</text:span><text:span text:style-name="T12">) {</text:span></text:p>
      <text:p text:style-name="P4"><text:s text:c="12"/><text:span text:style-name="T8">std</text:span><text:span text:style-name="T12">::cout </text:span><text:span text:style-name="T8">&lt;&lt; </text:span><text:span text:style-name="T4">"ACCESS ALLOWED" </text:span><text:span text:style-name="T8">&lt;&lt; std</text:span><text:span text:style-name="T12">::endl;</text:span></text:p>
      <text:p text:style-name="P4"><text:s text:c="8"/><text:span text:style-name="T12">} </text:span><text:span text:style-name="T6">else </text:span><text:span text:style-name="T12">{</text:span></text:p>
      <text:p text:style-name="P4"><text:s text:c="12"/><text:span text:style-name="T8">std</text:span><text:span text:style-name="T12">::cout </text:span><text:span text:style-name="T8">&lt;&lt; </text:span><text:span text:style-name="T4">"ACCESS DENIED" </text:span><text:span text:style-name="T8">&lt;&lt; std</text:span><text:span text:style-name="T12">::endl;</text:span></text:p>
      <text:p text:style-name="P4"><text:s text:c="8"/><text:span text:style-name="T12">}</text:span></text:p>
      <text:p text:style-name="P4"><text:s text:c="4"/><text:span text:style-name="T12">}</text:span></text:p>
      <text:p text:style-name="P4"><text:s text:c="4"/><text:span text:style-name="T6">return </text:span><text:span text:style-name="T18">0</text:span><text:span text:style-name="T12">;</text:span></text:p>
      <text:p text:style-name="P3"><text:soft-page-break/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42:08.891627456</meta:creation-date>
    <dc:date>2017-02-06T18:39:22.088978152</dc:date>
    <meta:editing-duration>PT57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4" meta:paragraph-count="163" meta:word-count="704" meta:character-count="5346" meta:non-whitespace-character-count="3420"/>
  </office:meta>
</office:document-meta>
</file>